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yer</text:p>
      <text:p text:style-name="P1"/>
      <text:p text:style-name="P1">So what is prayer? Most Churches seem to assume that everyone knows what is prayer....or that the current leaderships position on prayer is the only one available. In my opinion a good teacher will show the full range of opinion on any subject and leave the student the right to choos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2-14T10:20:24.62</meta:creation-date>
    <dc:date>2023-12-14T10:48:48.72</dc:date>
    <meta:editing-duration>PT22M1S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1" meta:paragraph-count="2" meta:word-count="52" meta:character-count="293"/>
  </office:meta>
</office:document-meta>
</file>